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ajlepsi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 table:number-rows-repeated="1048409">
          <table:table-cell table:number-columns-repeated="9"/>
        </table:table-row>
        <table:table-row table:style-name="ro2" table:visibility="filter">
          <table:table-cell table:number-columns-repeated="9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  <table:named-range table:name="Klasy1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  <table:sort-by table:field-number="1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/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</table:database-range>
        <table:database-range table:name="__Anonymous_Sheet_DB__5" table:target-range-address="Najlepsi.A1:Najlepsi.I104857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55.1668423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28:45.965894865</dc:date>
    <meta:generator>LibreOffice/5.4.2.2$Linux_X86_64 LibreOffice_project/40m0$Build-2</meta:generator>
    <meta:editing-duration>PT35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